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ce style:name="Times New Roman" svg:font-family="'Times New Roman'"/>
    <style:font-face style:name="Times New Roman1" svg:font-family="'Times New Roman'" style:font-family-generic="roman" style:font-pitch="variable"/>
    <style:font-face style:name="Trebuchet MS" svg:font-family="'Trebuchet MS'"/>
  </office:font-face-decls>
  <office:automatic-styles>
    <style:style style:name="P1" style:family="paragraph" style:parent-style-name="Header">
      <style:paragraph-properties>
        <style:tab-stops>
          <style:tab-stop style:position="12.599cm" style:type="center"/>
          <style:tab-stop style:position="25.201cm" style:type="right"/>
        </style:tab-stops>
      </style:paragraph-properties>
    </style:style>
    <style:style style:name="P2" style:family="paragraph" style:parent-style-name="Footer">
      <style:paragraph-properties>
        <style:tab-stops>
          <style:tab-stop style:position="12.599cm" style:type="center"/>
          <style:tab-stop style:position="25.201cm" style:type="right"/>
        </style:tab-stops>
      </style:paragraph-properties>
    </style:style>
    <style:style style:name="P3" style:family="paragraph" style:parent-style-name="Standard">
      <style:text-properties fo:color="#eeeeee" loext:opacity="100%" style:font-name="Times New Roman1"/>
    </style:style>
    <style:style style:name="P4" style:family="paragraph" style:parent-style-name="Standard">
      <style:paragraph-properties fo:margin-left="0cm" fo:margin-right="0cm" fo:margin-top="0.42cm" fo:margin-bottom="0.25cm" style:contextual-spacing="false" fo:line-height="100%" fo:text-indent="0cm" style:auto-text-indent="false" fo:padding="0cm" fo:border="none"/>
      <style:text-properties fo:color="#eeeeee" loext:opacity="100%" style:font-name="Times New Roman1" fo:font-size="11pt" style:text-underline-style="solid" style:text-underline-width="auto" style:text-underline-color="font-color" officeooo:rsid="001d2f94" officeooo:paragraph-rsid="00016215" style:font-name-asian="Trebuchet MS" style:font-size-asian="11pt" style:font-name-complex="Trebuchet MS" style:font-size-complex="11pt"/>
    </style:style>
    <style:style style:name="P5" style:family="paragraph" style:parent-style-name="Standard">
      <style:paragraph-properties fo:margin-left="0cm" fo:margin-right="0cm" fo:margin-top="0.42cm" fo:margin-bottom="0.25cm" style:contextual-spacing="false" fo:line-height="100%" fo:text-indent="0cm" style:auto-text-indent="false" fo:padding="0cm" fo:border="none"/>
      <style:text-properties fo:color="#eeeeee" loext:opacity="100%" style:font-name="Times New Roman1" fo:font-size="11pt" officeooo:paragraph-rsid="00016215" style:font-name-asian="Trebuchet MS" style:font-size-asian="11pt" style:font-name-complex="Trebuchet MS" style:font-size-complex="11pt"/>
    </style:style>
    <style:style style:name="P6" style:family="paragraph" style:parent-style-name="Standard">
      <style:paragraph-properties fo:margin-left="0cm" fo:margin-right="0cm" fo:margin-top="0cm" fo:margin-bottom="0cm" style:contextual-spacing="false" fo:line-height="100%" fo:text-indent="0cm" style:auto-text-indent="false" fo:padding="0cm" fo:border="none"/>
      <style:text-properties fo:color="#eeeeee" loext:opacity="100%" style:font-name="Times New Roman1" fo:font-size="11pt" officeooo:rsid="001d2f94" officeooo:paragraph-rsid="00016215" style:font-name-asian="Trebuchet MS" style:font-size-asian="11pt" style:font-name-complex="Trebuchet MS" style:font-size-complex="11pt"/>
    </style:style>
    <style:style style:name="P7" style:family="paragraph" style:parent-style-name="Standard">
      <style:text-properties fo:color="#eeeeee" loext:opacity="100%" style:font-name="Times New Roman1" officeooo:paragraph-rsid="000a1665"/>
    </style:style>
    <style:style style:name="P8" style:family="paragraph" style:parent-style-name="Standard">
      <style:text-properties fo:color="#eeeeee" loext:opacity="100%" style:font-name="Times New Roman1" officeooo:paragraph-rsid="000f5726"/>
    </style:style>
    <style:style style:name="P9" style:family="paragraph" style:parent-style-name="Standard" style:master-page-name="MasterPage2">
      <style:paragraph-properties style:page-number="auto"/>
      <style:text-properties fo:color="#eeeeee" loext:opacity="100%" style:font-name="Times New Roman1"/>
    </style:style>
    <style:style style:name="P10" style:family="paragraph" style:parent-style-name="Standard" style:list-style-name="L1">
      <style:paragraph-properties fo:margin-top="0.118cm" fo:margin-bottom="0cm" style:contextual-spacing="false" fo:line-height="100%" fo:padding="0cm" fo:border="none"/>
      <style:text-properties fo:color="#eeeeee" loext:opacity="100%" style:font-name="Times New Roman1" fo:font-size="11pt" officeooo:rsid="001ef9b9" officeooo:paragraph-rsid="00016215" style:font-name-asian="Trebuchet MS" style:font-size-asian="11pt" style:font-name-complex="Trebuchet MS" style:font-size-complex="11pt"/>
    </style:style>
    <style:style style:name="P11" style:family="paragraph" style:parent-style-name="Standard">
      <style:paragraph-properties fo:margin-left="0cm" fo:margin-right="0cm" fo:margin-top="0.42cm" fo:margin-bottom="0.25cm" style:contextual-spacing="false" fo:line-height="100%" fo:text-indent="0cm" style:auto-text-indent="false" fo:padding="0cm" fo:border="none"/>
      <style:text-properties fo:color="#eeeeee" loext:opacity="100%" style:font-name="Times New Roman1" fo:font-size="11pt" officeooo:paragraph-rsid="0016fa01" style:font-name-asian="Trebuchet MS" style:font-size-asian="11pt" style:font-name-complex="Trebuchet MS" style:font-size-complex="11pt"/>
    </style:style>
    <style:style style:name="P12" style:family="paragraph" style:parent-style-name="Standard">
      <style:paragraph-properties fo:margin-left="0cm" fo:margin-right="0cm" fo:margin-top="0.42cm" fo:margin-bottom="0.25cm" style:contextual-spacing="false" fo:line-height="100%" fo:text-indent="0cm" style:auto-text-indent="false" fo:padding="0cm" fo:border="none"/>
      <style:text-properties fo:color="#eeeeee" loext:opacity="100%" style:font-name="Times New Roman1" fo:font-size="11pt" officeooo:paragraph-rsid="0018da73" style:font-name-asian="Trebuchet MS" style:font-size-asian="11pt" style:font-name-complex="Trebuchet MS" style:font-size-complex="11pt"/>
    </style:style>
    <style:style style:name="P13" style:family="paragraph" style:parent-style-name="Standard">
      <style:text-properties fo:color="#eeeeee" loext:opacity="100%" style:font-name="Times New Roman1" officeooo:paragraph-rsid="0015602e"/>
    </style:style>
    <style:style style:name="P14" style:family="paragraph" style:parent-style-name="Standard" style:list-style-name="L1">
      <style:paragraph-properties fo:margin-top="0.118cm" fo:margin-bottom="0cm" style:contextual-spacing="false" fo:line-height="100%" fo:padding="0cm" fo:border="none"/>
      <style:text-properties fo:color="#eeeeee" loext:opacity="100%" officeooo:paragraph-rsid="00016215"/>
    </style:style>
    <style:style style:name="P15" style:family="paragraph" style:parent-style-name="Standard" style:list-style-name="L1">
      <style:paragraph-properties fo:margin-top="0.118cm" fo:margin-bottom="0cm" style:contextual-spacing="false" fo:line-height="100%" fo:padding="0cm" fo:border="none"/>
      <style:text-properties fo:color="#eeeeee" loext:opacity="100%" officeooo:rsid="001d2f94" officeooo:paragraph-rsid="00016215"/>
    </style:style>
    <style:style style:name="T19" style:family="text">
      <style:text-properties officeooo:rsid="00016215"/>
    </style:style>
    <style:style style:name="T20" style:family="text">
      <style:text-properties officeooo:rsid="002ad6a4"/>
    </style:style>
    <style:style style:name="T21" style:family="text">
      <style:text-properties officeooo:rsid="002c89bc"/>
    </style:style>
    <style:style style:name="T22" style:family="text">
      <style:text-properties officeooo:rsid="002e225b"/>
    </style:style>
    <style:style style:name="T23" style:family="text">
      <style:text-properties officeooo:rsid="002fa68f"/>
    </style:style>
    <style:style style:name="T24" style:family="text">
      <style:text-properties officeooo:rsid="001d2f94"/>
    </style:style>
    <style:style style:name="T25" style:family="text">
      <style:text-properties officeooo:rsid="002ee401"/>
    </style:style>
    <style:style style:name="T26" style:family="text">
      <style:text-properties officeooo:rsid="0021c6b7"/>
    </style:style>
    <style:style style:name="T27" style:family="text">
      <style:text-properties officeooo:rsid="0025067b"/>
    </style:style>
    <style:style style:name="T28" style:family="text">
      <style:text-properties officeooo:rsid="00236c20"/>
    </style:style>
    <style:style style:name="T29" style:family="text">
      <style:text-properties officeooo:rsid="0027fd91"/>
    </style:style>
    <style:style style:name="T30" style:family="text">
      <style:text-properties officeooo:rsid="00283f09"/>
    </style:style>
    <style:style style:name="T31" style:family="text">
      <style:text-properties officeooo:rsid="00031506"/>
    </style:style>
    <style:style style:name="T32" style:family="text">
      <style:text-properties officeooo:rsid="00036cbc"/>
    </style:style>
    <style:style style:name="T33" style:family="text">
      <style:text-properties officeooo:rsid="000404ee"/>
    </style:style>
    <style:style style:name="T34" style:family="text">
      <style:text-properties officeooo:rsid="0005dcf8"/>
    </style:style>
    <style:style style:name="T35" style:family="text">
      <style:text-properties officeooo:rsid="00062bb6"/>
    </style:style>
    <style:style style:name="T36" style:family="text">
      <style:text-properties officeooo:rsid="00079f60"/>
    </style:style>
    <style:style style:name="T37" style:family="text">
      <style:text-properties officeooo:rsid="00081faf"/>
    </style:style>
    <style:style style:name="T38" style:family="text">
      <style:text-properties officeooo:rsid="000a1665"/>
    </style:style>
    <style:style style:name="T39" style:family="text">
      <style:text-properties officeooo:rsid="000b4989"/>
    </style:style>
    <style:style style:name="T40" style:family="text">
      <style:text-properties officeooo:rsid="000d10e6"/>
    </style:style>
    <style:style style:name="T41" style:family="text">
      <style:text-properties officeooo:rsid="000e4a9c"/>
    </style:style>
    <style:style style:name="T42" style:family="text">
      <style:text-properties officeooo:rsid="000eb3d4"/>
    </style:style>
    <style:style style:name="T43" style:family="text">
      <style:text-properties officeooo:rsid="000f5726"/>
    </style:style>
    <style:style style:name="T44" style:family="text">
      <style:text-properties style:font-name="Times New Roman1" fo:font-size="11pt" style:font-name-asian="Trebuchet MS" style:font-size-asian="11pt" style:font-name-complex="Trebuchet MS" style:font-size-complex="11pt"/>
    </style:style>
    <style:style style:name="T45" style:family="text">
      <style:text-properties style:font-name="Times New Roman1" fo:font-size="11pt" officeooo:rsid="00209ea1" style:font-name-asian="Trebuchet MS" style:font-size-asian="11pt" style:font-name-complex="Trebuchet MS" style:font-size-complex="11pt"/>
    </style:style>
    <style:style style:name="T46" style:family="text">
      <style:text-properties style:font-name="Times New Roman1" fo:font-size="11pt" officeooo:rsid="001d2f94" style:font-name-asian="Trebuchet MS" style:font-size-asian="11pt" style:font-name-complex="Trebuchet MS" style:font-size-complex="11pt"/>
    </style:style>
    <style:style style:name="T47" style:family="text">
      <style:text-properties style:font-name="Times New Roman1" fo:font-size="11pt" officeooo:rsid="002e98bd" style:font-name-asian="Trebuchet MS" style:font-size-asian="11pt" style:font-name-complex="Trebuchet MS" style:font-size-complex="11pt"/>
    </style:style>
    <style:style style:name="T48" style:family="text">
      <style:text-properties style:font-name="Times New Roman1" fo:font-size="11pt" officeooo:rsid="001ef9b9" style:font-name-asian="Trebuchet MS" style:font-size-asian="11pt" style:font-name-complex="Trebuchet MS" style:font-size-complex="11pt"/>
    </style:style>
    <style:style style:name="T49" style:family="text">
      <style:text-properties officeooo:rsid="0011354d"/>
    </style:style>
    <style:style style:name="T50" style:family="text">
      <style:text-properties officeooo:rsid="0012ba40"/>
    </style:style>
    <style:style style:name="T51" style:family="text">
      <style:text-properties officeooo:rsid="0014857b"/>
    </style:style>
    <style:style style:name="T52" style:family="text">
      <style:text-properties officeooo:rsid="0015602e"/>
    </style:style>
    <style:style style:name="T53" style:family="text">
      <style:text-properties officeooo:rsid="0016fa01"/>
    </style:style>
    <style:style style:name="T54" style:family="text">
      <style:text-properties officeooo:rsid="0018da7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L’objet de ce dossier est de présenter mes expériences professionnelles les plus significatives. Elles se sont toutes déroulées à mon emploi actuel qui est mon premier emploi relatif à l’informatique. En effet, je me suis engagé à l’armée en Octobre 2013 comme sous-officier de spécialité « Réseaux et Systèmes d’Informations », j’ai donc reçu une formation de développement Web <text:span text:style-name="T49">­</text:span>centrée sur le langage Java EE ayant duré 6 mois jusqu’en Mars 2015 que j’ai très vite pu utiliser et compléter. Ceci est nécessaire à savoir puisque tout code réalisé et exploité par l’administration française lui appartient <text:span text:style-name="T51">et</text:span> <text:span text:style-name="T50">c</text:span><text:span text:style-name="T19">e</text:span> dossier <text:span text:style-name="T51">ne </text:span><text:span text:style-name="T19">fait</text:span> référence <text:span text:style-name="T51">qu’à </text:span>des projets classifiés « Diffusion Restreinte » <text:span text:style-name="T19">que je ne peux </text:span><text:span text:style-name="T51">donc</text:span><text:span text:style-name="T19"> pas présenter i</text:span>ci <text:span text:style-name="T50">exhaustivement</text:span>.</text:p>
      <text:p text:style-name="P3">Partie 1 - « Maintien en Condition Opérationnelle puis Développement d’une Application Web en Java EE 7 »</text:p>
      <text:p text:style-name="P3">Contexte</text:p>
      <text:p text:style-name="P13">Il s’agit de 2 expériences consécutives concernant 2 projets similaires qui se sont déroulées de Avril 2015 à Août 2017 puis de Septembre 2017 à Janvier 2018. <text:span text:style-name="T52">I</text:span>l s’agit de la première partie des 3 parties présentées dans ce dossier <text:span text:style-name="T52">en suivant l’ordre chronologique</text:span>. La première expérience de cette partie est le développement en pré-production d’une application Web de gestion ayant duré 6 mois puis son maintien en condition en production durant 2 ans et demi. La deuxième expérience est le développement d’une application Web de gestion ayant pour but d’être un bac à sable de nouvelles technologies sous prétexte de remplacer un agenda collaboratif datant alors de plus de 5 ans.</text:p>
      <text:p text:style-name="P4">Description de l’activité</text:p>
      <text:p text:style-name="P12">J’ai été intégré dans les 2 équipes comme développeur Java EE, en charge <text:span text:style-name="T31">alors</text:span> de corriger des bugs et implémenter de nouvelles fonctionnalités dans un<text:span text:style-name="T25">e application Web</text:span> dont le squelette applicatif avait déjà été réalisé. La première expérience m’a permis de mettre en pratique ma formation initiale de développement, apprendre ce que sont des bonnes pratiques et les mettre en œuvre puis évoluer vers les nouvelles itérations du langage. Ayant très vite pris goût à ce métier je m’y suis investi personnellement y compris dans mon temps libre et ai ainsi pu participer à l’évolution des bonnes pratiques de mon centre par des formations et conseils prodigués à mes collègues, <text:span text:style-name="T24">portant alors principalement</text:span> sur les nouveautés apportées par l’itération 8 du langage J<text:span text:style-name="T54">ava</text:span> comme par exemple la programmation fonctionnell<text:span text:style-name="T24">e</text:span>, l’écriture lambda <text:span text:style-name="T24">ou </text:span><text:span text:style-name="T25">l’utilisation de</text:span> <text:span text:style-name="T24">la clas</text:span>se Optional. <text:span text:style-name="T27">L</text:span>’architecture du projet relatif à <text:span text:style-name="T28">la</text:span> première expérience <text:span text:style-name="T27">est une </text:span>application Web Java EE 7 (JDK 8) avec le framework Primefaces, une solution d’authentification maison sous la forme d’un .jar partageant sa base de données avec l’application elle-même, une gestion des dépendances <text:span text:style-name="T29">par</text:span> Maven <text:span text:style-name="T32">et</text:span> une historisation du code <text:span text:style-name="T29">par</text:span> SVN. <text:span text:style-name="T29">L</text:span>a deuxième expérience <text:span text:style-name="T29">en est très proche mais ajoute la qualité de code </text:span><text:span text:style-name="T32">et</text:span><text:span text:style-name="T29"> </text:span>les tests unitaires et d’intégration dans le processus de développement. <text:span text:style-name="T30">Ainsi, l</text:span>es tests unitaires avec Junit et Mockito sont rédigés avant le code afin de garantir un respect des attentes fonctionnelles, c’est la méthodologie « test-driven-development ». À ces tests unitaires nous ajoutions des tests d’intégration avec Arquillian en charge de tester le fonctionnement des méthodes avec une simulation de la réponse des appels aux méthodes externes à l’aide d’un serveur d’application embarqué. Dans la même démarche d’utiliser des outils modernes, nous n’avions pas réutilisé SVN pour gérer l’historisation de notre code source mais Git. Tester le code s’est avérée une étape indispensable dans le processus de rédaction de code métier, ce projet a donné l’occasion de mettre en place une métrique à l’aide de SonarQube et définir un minimum de couverture de code attendu lors de la compilation est ainsi limiter la livraison de code non couvert. <text:s/><text:span text:style-name="T53">où r</text:span>efondre ce projet avec les outils modernes apport<text:span text:style-name="T19">ait</text:span>, en plus de pouvoir se remettre à niveau sur le langage, l’occasion de mettre en œuvre ce qui nous était alors une nouveauté, une méthode de développement dirigée par les tests qu’ils soient unitaires ou d’intégration, autrement appelée le « test-driven development ». Nous mettions en commun les connaissances avec le « pair-programming » consistant à mettre en alternance 2 développeurs sur le même poste où l’un (sénior) va conseiller et relire le deuxième (un junior) <text:span text:style-name="T19">écrivant</text:span> le code. </text:p>
      <text:p text:style-name="P12"/>
      <text:p text:style-name="P12"/>
      <text:p text:style-name="P12"><text:span text:style-name="T24">L’équipe de maîtrise d’ouvrage était pour moi dans </text:span><text:span text:style-name="T54">ce pr</text:span><text:span text:style-name="T24">ojet un acteur incontournable pour ce qui est de la description du besoin et de la levée de doutes lorsque les spécifications étaient incomplètes ou contradictoires.</text:span></text:p>
      <text:p text:style-name="P6">Une journée type dans <text:span text:style-name="T26">ces</text:span> <text:span text:style-name="T19">2 </text:span>expérience<text:span text:style-name="T26">s</text:span> se déroule ainsi : </text:p>
      <text:list xml:id="list4015418645" text:style-name="L1">
        <text:list-item>
          <text:p text:style-name="P14"><text:span text:style-name="T45">O</text:span><text:span text:style-name="T46">uverture d</text:span><text:span text:style-name="T47">u</text:span><text:span text:style-name="T46"> ticket d’anomalie en cours ou sélection d’un autre ticket d’anomalie parmi la liste à résoudre</text:span></text:p>
        </text:list-item>
        <text:list-item>
          <text:p text:style-name="P15"><text:span text:style-name="T44">Étude fonctionnelle et technique afin d’identifier la cause du problème mais aussi les </text:span><text:span text:style-name="T48">risques de régressions et les éventuels impacts : une même fonction pouvant être appelée par différents chemins, « comment cibler le correctif pour tel chemin précisément » par exemple</text:span></text:p>
        </text:list-item>
        <text:list-item>
          <text:p text:style-name="P10">Écriture d’un code correctif et tests</text:p>
        </text:list-item>
        <text:list-item>
          <text:p text:style-name="P10">Livraison documentée</text:p>
        </text:list-item>
      </text:list>
      <text:p text:style-name="P11"><text:soft-page-break/></text:p>
      <text:p text:style-name="P5">Ces <text:span text:style-name="T20">deux</text:span> projets m’ont <text:span text:style-name="T20">ainsi </text:span>permis de développer l’ensemble des compétences nécessaires à la réalisation en totale autonomie d’un autre projet repoussant encore plus loin les évolutions technologies et attendus métier qui sera décrit en 3ème partie de ce dossier. Un résumé de c<text:span text:style-name="T21">es compétences</text:span> est l’application <text:span text:style-name="T22">et</text:span> le suivi <text:span text:style-name="T22">de</text:span> règles de qualité et d’uniformisation du code, <text:span text:style-name="T22">rédaction de </text:span>tests <text:span text:style-name="T22">fonctionnels</text:span> dirigeant le code, qualimétrie, gestion des versions, lecture et participation à l’évolution des spécifications fonctionnelles, travail en équipe, mise en production de livrables <text:span text:style-name="T22">et</text:span> suivi des évolutions du langage par <text:span text:style-name="T22">différents</text:span> canaux (newsletters, revues techniques, blogs, applications mobiles, exercices en ligne, conférences physiques (POSS, Open-Source Experience) <text:span text:style-name="T22">et</text:span> en vi<text:span text:style-name="T33">déo</text:span><text:span text:style-name="T22"> </text:span>(DEVOXX<text:span text:style-name="T23">)</text:span>).</text:p>
      <text:p text:style-name="P3"/>
      <text:p text:style-name="P3">« Réalisation de deux grappes de sites Internet par le CMS Joomla avec le plug-in Joomla Multi-sites puis leur intégration par script dans un serveur HTTP Apache sur une plateforme Unix »</text:p>
      <text:p text:style-name="P3">Contexte</text:p>
      <text:p text:style-name="P3">Cette expérience a été réalisée de <text:span text:style-name="T35">Octobre</text:span> 2018 à aujourd’hui <text:span text:style-name="T34">(Mars 2023)</text:span> au Centre de Conduite Informatique de l’Armée de Terre. Dans l’ordre chronologique des 3 parties présentées dans ce dossier il s’agit de la dernière partie. J’ai d’abord été intégré à l’équipe de ce projet comme administrateur de site avant d’en être le responsable technique. L’équipe a aujourd’hui pour structure 1 administrateur, 2 administrateurs-intégrateurs, un responsable technique, un chef de projet et une autorité cliente.</text:p>
      <text:p text:style-name="P3"><text:soft-page-break/>Ce projet a pour historique une base réalisée avant mon entrée sur le projet. Cette base est un Joomla avec le plug-in Joomla Multi-sites et un template d’affichage récupéré par l’équipe d’<text:span text:style-name="T36">alors</text:span>. Ce Joomla a été installé sur un serveur Apache monté sur un serveur CentOS qui est la plateforme de développement de ce projet. A mon arrivée sur le projet la base était finalisée, j’ai donc pu créer un site parmi les premiers livrés sur la plateforme de développement.</text:p>
      <text:p text:style-name="P3">La création de sites demande de maîtriser l’interface d’administration du CMS Joomla mais les compétences en SQL et administration serveur demandées y sont sauf exception marginales. Réaliser un site Joomla demande énormément de tâches répétitives <text:span text:style-name="T37">où la</text:span> souris <text:span text:style-name="T37">y est</text:span> bien plus utilisée que le clavier.</text:p>
      <text:p text:style-name="P7">Cela a changé lorsqu’il a fallu livrer les sites alors réalisés sur la plateforme de pré-production à l’équipe de livraison par ticket. <text:span text:style-name="T38">La procédure est la suivante : copie du répertoire des fichiers des sites à un autre endroit, écriture d’un script capable de reparamétrer l’ensemble des sites en fonction de ce nouvel emplacement «aléatoire », tests, création d’une archive allégée </text:span>puis dépôt d<text:span text:style-name="T38">u</text:span> script et des archives sur un serveur FTP. <text:span text:style-name="T38">L’étape du dossier aléatoire n’est pas superflue, m</text:span>on équipe n’avait aucun accès à la plateforme de destination ou connaissance de sa configuration, les premiers scripts de livraison étaient donc en échec : <text:span text:style-name="T38">ce script doit donc fonctionner quel que soit son emplacement dans l’arborescence du serveur cible, quel que soit l’OS de ce serveur cible (heureusement là le choix est réduit, à ce moment, </text:span>CentOS <text:span text:style-name="T38">et </text:span>Debian <text:span text:style-name="T38">sont les </text:span>2 <text:span text:style-name="T38">seuls </text:span>OS serveurs autorisés par le cadre de cohérence technique fourni par la DSI de mon entreprise pour un hébergement de sites Web) et <text:span text:style-name="T38">donc… quels que soient les scénarii.</text:span> Le travail d’intégration est donc devenu une tâche à part entière et les administrateurs en charge de créer les scripts d’intégration des sites sont donc devenus des administrateurs-intégrateurs.</text:p>
      <text:p text:style-name="P3">Lorsque des clients ont commencé à demander une persistance de leurs modifications apportées sur leur site hébergé sur la plateforme de pré-production, les scripts ont pris en complexité puisqu’il n’était alors plus question d’effacer puis réécrire mais bien d’insérer les nouveaux sites à côté des existants, modifier et supprimer les existants le cas échéant et ce toujours sans connaître l’arborescence ou la configuration du serveur impacté. Mes bases en shell Windows m’ont permis de monter en compétence en shell Linux et ainsi réaliser ces scripts demandant de plus en plus de complexité, l’intégration étant donc sur ce projet ce qui demandait le plus de développement puisque la création de sites reste une tâche répétitive.</text:p>
      <text:p text:style-name="P3">Un challenge nous a été imposé lorsque notre hébergeur désigné et impératif a sous-traité l’hébergement à une société qui a renégocié les contrats et demandé que nos 61 sous-sites, alors mis à jour par un seul script puisque tapant sur un seul dossier dans le serveur Apache mais ayant 61 bases de données (une par site) réclameraient donc 61 <text:span text:style-name="T38">tickets de livraison</text:span> différents pour chaque mise à jour <text:span text:style-name="T38">impactant une base de donnée, même si cette opération est réalisée par le même script</text:span>. Le contrat du prix des <text:span text:style-name="T38">tickets</text:span> restait inchangé : 2 <text:span text:style-name="T38">tickets</text:span> gratuits par mois, chaque <text:span text:style-name="T38">ticket</text:span> supplémentaire étant payant (un montant à 4 chiffres par <text:span text:style-name="T38">ticket</text:span>). Nous livrions alors en moyenne, chaque mois, un script complet de livraison puis un script correctif corrigeant les inévitables erreurs ce qui nous faisait livrer gratuitement mais <text:span text:style-name="T38">avec ce nouveau système </text:span>cela nous devenait alors impossible puisque le seul script initial, si tant est qu’il se passait bien, demanderait alors 59 fois le prix d’un <text:span text:style-name="T38">ticket au lieu d’être gratuit </text:span>! <text:span text:style-name="T38">Et aucun script de livraison n’a abouti du premier coup.</text:span></text:p>
      <text:p text:style-name="P3"><text:soft-page-break/>Nous n’avions aucune solution à part tout fusionner dans une seule base de données, les fichiers des sites étant d’ores et déjà fusionnés au sein du même dossier sur le serveur Apache.</text:p>
      <text:p text:style-name="P3">J’ai apporté une idée dont une preuve de fonctionnement a rapidement été démontrée : la séparation des droits entre sites reviendrait à la charge de la base de données, l’utilisateur mysql d’un site disposerait alors de tous les droits sur toutes ses tables et uniquement sur ses tables qui seraient différenciées des autres tables de chaque site par un préfixe <text:span text:style-name="T38">précédent leur nom. Toutes les tables du site1 ont donc pour nom site1_nom_de_la_table.</text:span> Chaque utilisateur mysql ne disposerait <text:span text:style-name="T38">pour seul et unique droit</text:span> au niveau de la base de données complète celui de bloquer une table pour gérer la concurrence des accès. <text:span text:style-name="T38">Il ne dispose d’aucun autre droit pour empêcher cet utilisateur d’accéder aux tables d’un autre site. </text:span>Une fois la solution adoptée, l’appliquer sur notre plateforme de production réclame un audit de sécurité préliminaire qu’il a fallu accueillir sur des moyens qu’il nous faut configurer et mettre à disposition. Cette tâche revient normalement à l’équipe d’administrateurs système mais un turn-over récent y avait placé 2 personnes ne sachant pas effectuer cette tâche donc j’<text:span text:style-name="T39">ai du m’en</text:span> charg<text:span text:style-name="T39">er.</text:span></text:p>
      <text:p text:style-name="P8">Si j’insiste sur cette phase c’est que la réussite de <text:span text:style-name="T43">cet</text:span> audit de sécurité préliminaire était déterminante pour l’avenir du projet ! Le prochain créneau d’audit était au moins <text:span text:style-name="T43">un an après sous réserve de disponibilité</text:span>, une non-validation venant de la solution ou d’une incapacité à tester la solution repoussait donc d’au moins un an la mise en production de nos sites. <text:span text:style-name="T43">J’avais donc un double stress : Allais-je réussir à configurer à temps ? Ma solution est-elle viable ?</text:span></text:p>
      <text:p text:style-name="P8"/>
      <text:p text:style-name="P3">La mise en place des moyens de l’audit préliminaire consiste à fournir un réseau fermé entre des postes clients et le serveur hébergeant nos sites. Les <text:span text:style-name="T40">postes clients</text:span> n’ayant besoin que d’un paramétrage réseau <text:span text:style-name="T41">(</text:span>notamment le fichier hosts.etc<text:span text:style-name="T41">),</text:span> tout est à faire côté serveur hébergeant les sites. Ce serveur est un «<text:span text:style-name="T42">simple »</text:span> LAMP sous CentOS 7 hébergé par un hyperviseur ESXi. Sur le papier, 2 semaines de configuration de cette machine virtuelle suffisent et c’est le temps maximal que j’avais pour le faire.</text:p>
      <text:p text:style-name="P3">Le réseau étant fermé, l’absence de lien Internet aurait pu mettre en échec l’audit : j’avais passé 2 jours à récupérer à la main les très nombreuses dépendances pour CentOS 7 nécessaires à l’installation des paquets httpd, mysql-server et php puis cette procédure manuelle s’est arrêtée lorsqu’il a fallu mettre à jour des paquets critiques où toute erreur d’installation aurait pu simplement mettre le démarrage du système en échec ; heureusement un dépôt de dépendances se trouve dans l’.iso d’installation de CentOS 7 ! <text:span text:style-name="T43">I</text:span>l faut alors suivre une procédure pour monter cette .iso <text:span text:style-name="T43">puis</text:span> déclarer le répertoire des dépendances comme dépôt par le gestionnaire de paquets de la machine virtuelle. <text:span text:style-name="T43">Ce dépôt est plutôt complet puisque l</text:span>’installation de mes paquets et de leurs dépendances est passé sans erreur.</text:p>
      <text:p text:style-name="P3"><text:soft-page-break/>Une semaine vient alors de passer, je suis encore en train de configurer le serveur hébergeant les sites depuis le seul poste en ayant l’accès lorsque des jeux de malchance ont permis à quelques uns de mes savoirs de briller : ma machine a lâché ainsi que son disque dur. Sur ce disque était placé la seule copie accessible de la base de données du gestionnaire de mots de passe dont ceux de l’accès SSH de la machine virtuelle hébergée par l’hyperviseur ESXi. Pour des raisons de confidentialité je n’avais pas dédié de support de stockage à une copie de cette base de données et les précédents administrateurs système affectés à la gestion de l’hyperviseur n’avaient pas transmis l’emplacement de la sauvegarde de cette archive aux nouveaux. La machine ayant lâché était la seule machine sous Windows disposant de droits administrateur de tout mon service, j’ai donc récupéré une machine Windows sous AD inutilisée et au lieu de refaire une installation complète j’ai obtenu ses accès administrateur par la création, depuis une clé usb live-CD Unix, d’une porte lançant une console de commandes au lieu du programme de gestion des touches rémanentes lors de l’écran de saisie de session où à cet endroit, les commandes exécutées disposent de privilèges élevés. J’ai ainsi pu y créer un compte, y donner son mot de passe, des droits d’administration puis m’y connecter.</text:p>
      <text:p text:style-name="P3">La machine Windows disposant de droits administrateur obtenue, il restait encore à obtenir les accès SSH à la machine virtuelle. Cette fois, les administrateurs système disposaient bien des accès à l’interface d’administration de l’hyperviseur mais il y est impossible d’y modifier les comptes d’une machine virtuelle qui y est hébergée. Il y a là aussi un moyen d’avoir une console élevée en privilèges sous CentOS mais la méthode que je connais, inapplicable en SSH est possible via l’interface d’administration hyperviseur qui fournit la sortie console du serveur comme si j’y étais connecté de manière physique. Après avoir ralenti très fortement le démarrage de la machine virtuelle (plus de 10 secondes au POST), j’ai pu obtenir le temps nécessaire après l’ouverture de la l’interface console pour lancer mes commandes et obtenir une élévation de privilèges puis modifier le mot de passe du compte que nous utilisions en SSH. À ce moment les accès ont été rétablis et j’ai pu poursuivre la configuration.</text:p>
      <text:p text:style-name="P3">Ceci est un résumé succinct, j’ai pu placer dans les quelques jours restants mes sites sur ce serveur et les faire répondre à temps donc l’audit a pu avoir lieu. Le jugement rendu par les techniciens évaluateurs a été favorable pour la solution adoptée qui a donc été appliquée sur les sites Internet. Aujourd’hui ce sont 61 sites Internet et 30 sites Intranet qui ont été livrés sur leur plateforme de pré-production respective et seront par la suite migrés sur une plateforme de production.</text:p>
      <text:p text:style-name="P3">Depuis août 2021 j’occupe sur ce projet le rôle de responsable technique. Par sous-effectif cette fonction s’ajoute à ma fonction de développeur-intégrateur, fonction que je considère comme un sous-ensemble à la deuxième car nécessaire à une pleine compréhension des problématiques et enjeux techniques de la réalisation du projet. Afin de me donner du temps de travail sur cette deuxième fonction, il m’a fallu former mon équipe afin de leur transmettre toutes mes compétences utiles au projet sous peine de ne pouvoir qu’être le seul de l’équipe à pouvoir travailler ce qui a été le cas sur une semaine fin 2021 en phase de livraison des sites Internet sur la plateforme de pré-production. Aujourd’hui mon équipe réalise un travail de qualité et je peux me consacrer à mon travail de manager en étant pour eux un appui technique. Cela a demandé une année entière car ma prédécesseure, en plus de n’avoir fourni en 2 ans qu’une réécriture de l’arborescence de la documentation n’a effectué aucune passation de consignes, autant de problématiques qu’il a fallu conjuguer avec les échéances de livraison attendues et la phase de formation. La gestion des priorités se fait désormais en réunion régulière avec mon chef de projet et en complément du tableau Kanban (liste des tâches à faire, en cours et faites), des « daily scrum » (« mêlée quotidienne » en traduction littérale, un rendez-vous quotidien avec toute mon équipe) ont été mis en place pour suivre l’évolution du projet, lever très rapidement des problématiques et faciliter le partage d’informations.</text:p>
      <text:p text:style-name="P3">Caractérisation des compétences mobilisées durant cette activité</text:p>
      <text:p text:style-name="P3">Les compétences demandées sur le projet ont été pour certaines abordées : administration Unix et base de données MySQL, administration d’un CMS Joomla, outils SSH tels que Putty, Vim et Nano, rédaction de scripts shell Unix, autonomie, capacité d’adaptation et d’anticipation, culture informatique, rédaction de documentation, méthodologie agile</text:p>
      <text:p text:style-name="P3"><text:soft-page-break/>Intitulé de l’expérience</text:p>
      <text:p text:style-name="P3">Partie 3 - « Réalisation en totale autonomie d’un Proof Of Concept ayant pour but de valider le choix d’une architecture logicielle en vue de réaliser un nouveau projet informatique et de garantir la viabilité de son développement par les outils fournis de l’entreprise »</text:p>
      <text:p text:style-name="P3">Contexte de l’activité</text:p>
      <text:p text:style-name="P3">Cela a été un succès après 6 mois de réalisation, de fin janvier 2018 à début août 2018.</text:p>
      <text:p text:style-name="P3">Hormis le nombre de micro-services back-end, il respecte en totalité l’architecture retenue pour le projet client. Il consiste donc en 3 micro-services en Java EE 7 (JDK 8), 1 en charge du front-end et 2 en charge du back-end.</text:p>
      <text:p text:style-name="P3">Les micro-services communiquent en REST (HTTP) par le framework Springboot et sont montés sur un serveur Wildfly, les queues asynchrones sont hébergées sur un serveur ActiveMQ, l’authentification et la sécurisation des tunnels entre micro-services est déléguée à un SSO Keycloak monté sur son propre serveur. </text:p>
      <text:p text:style-name="P3">Le framework d’interface du front-end est Primefaces, les dépendances de tous les micro-services sont gérées par Maven et la base de données est une PostGreSQL. </text:p>
      <text:p text:style-name="P3">Les beans Java sont gérés par injection de dépendances ce qui facilite la compréhension du code et donc le debug mais surtout la performance avec une gestion mémoire bien plus maîtrisée par un cycle de vie des objets optimal.</text:p>
      <text:p text:style-name="P3">Toutes les bonnes pratiques de développement du moment en ma connaissance ont été appliquées : documentation complète au format JavaDoc, serialVersionUID généré pour toute classe sérialisable et incrémenté à chaque évolution de la classe pour en garantir l'intégrité, contexte des beans restreint au plus élémentaire, navigation entre pages par un Flow pour limiter là-aussi la multiplication d'objets et réduire au possible leur empreinte mémoire, généricité maximale…</text:p>
      <text:p text:style-name="P3"><text:soft-page-break/>Description de l’activité</text:p>
      <text:p text:style-name="P3">Les contraintes du « poste informatique du développeur » sont nombreuses : Windows 10 sans aucun accès Internet ni aucun droit administrateur mais reliés avec les autres postes par un Intranet.</text:p>
      <text:p text:style-name="P3">Un serveur regroupant des outils de développement, ce que l'on appelle une forge logicielle est fournie sur cette Intradef. Elle nous donne accès à Git et SVN qui sont deux dépôts versionnés de sources, Jenkins qui, intermédiaire à Git et SVN, est un outil d’intégration continue vérifiant la qualité et le respect des attentes fonctionnelles lors d’envois de code, Nexus qui est un dépôt de dépendances, Wiki qui centralise la documentation au format « Wikipédia » et Mantis qui est un outil de suivi des anomalies et évolutions.</text:p>
      <text:p text:style-name="P3">La problématique du non-accès à Internet vient de l'accès aux dépendances résolu en partie par le dépôt de dépendances Nexus qui hors Internet est loin d’être complet. Le gestionnaire de dépendances Maven utilisé à chaque compilation identifie les éventuelles dépendances manquant à Nexus donc pour permettre la compilation elles sont rajoutées dans le repository local du poste du développeur, il faut donc les transmettre avec les sources du projet à chaque développeur intervenant sur le code. Cela n’a pas eu lieu sur ce POC mais l’a été sur le projet client.</text:p>
      <text:p text:style-name="P3">Caractérisation des compétences mobilisées durant cette activité</text:p>
      <text:p text:style-name="P3">La problématique des droits limités vient de l’installation des outils et des services. Le code créé en local sur l’IDE Eclipse a pu également être exécuté en local par un serveur Wildfly local mais le serveur d’authentification Keycloak et le serveur PostgreSQL n’ont pu être installés que sur des machines virtuelles dont la configuration après-démarrage a été automatisée par l’outil Vagrant pour faciliter le montage et remontage. Une alternative à la conteneurisation, encore interdite d’usage par la DSI de mon entreprise.</text:p>
      <text:p text:style-name="P3">La réalisation de ce « Proof of Concept » a demandé plusieurs phases :</text:p>
      <text:p text:style-name="P3">Description d’une architecture détaillée et interopérable </text:p>
      <text:p text:style-name="P3">Description de la base de données</text:p>
      <text:p text:style-name="P3">Réalisation de la base du projet avec 2 micro-services</text:p>
      <text:p text:style-name="P3">Réalisation de la machine virtuelle de base de données</text:p>
      <text:p text:style-name="P3"><text:soft-page-break/>Intégration du SSO Keycloak sur sa machine virtuelle</text:p>
      <text:p text:style-name="P3">Ajout d’un 3ème micro-service</text:p>
      <text:p text:style-name="P3">Ajout de traitements asynchron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ce style:name="Times New Roman" svg:font-family="'Times New Roman'"/>
    <style:font-face style:name="Times New Roman1" svg:font-family="'Times New Roman'" style:font-family-generic="roman" style:font-pitch="variable"/>
    <style:font-face style:name="Trebuchet MS" svg:font-family="'Trebuchet M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loext:opacity="100%" style:font-name="Arial" fo:font-size="11pt" fo:language="fr" fo:country="FR" style:font-name-asian="Times New Roman"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fr" fo:country="FR" style:font-name-asian="Times New Roman"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Style_5f_paragraph" style:display-name="DStyle_paragraph" style:family="paragraph">
      <style:paragraph-properties fo:margin-top="0cm" fo:margin-bottom="0.353cm" style:contextual-spacing="false" fo:line-height="115%"/>
      <style:text-properties style:font-name="Arial" fo:font-family="Arial" fo:font-size="11pt" fo:language="fr" fo:country="FR" style:font-name-complex="Arial" style:font-family-complex="Ari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class="text">
      <style:paragraph-properties fo:margin-top="0.847cm" fo:margin-bottom="0.353cm" style:contextual-spacing="false"/>
      <style:text-properties style:font-name="Arial" fo:font-family="Arial" fo:font-size="20pt" style:font-name-complex="Arial" style:font-family-complex="Arial"/>
    </style:style>
    <style:style style:name="Heading_20_2" style:display-name="Heading 2" style:family="paragraph" style:parent-style-name="Normal" style:class="text">
      <style:paragraph-properties fo:margin-top="0.635cm" fo:margin-bottom="0.353cm" style:contextual-spacing="false"/>
      <style:text-properties style:font-name="Arial" fo:font-family="Arial" fo:font-size="17pt" style:font-name-complex="Arial" style:font-family-complex="Arial"/>
    </style:style>
    <style:style style:name="Heading_20_3" style:display-name="Heading 3" style:family="paragraph" style:parent-style-name="Normal" style:class="text">
      <style:paragraph-properties fo:margin-top="0.564cm" fo:margin-bottom="0.353cm" style:contextual-spacing="false"/>
      <style:text-properties style:font-name="Arial" fo:font-family="Arial" fo:font-size="15pt" style:font-name-complex="Arial" style:font-family-complex="Arial"/>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Title" style:family="paragraph" style:parent-style-name="Normal" style:class="chapter">
      <style:paragraph-properties fo:margin-top="0.529cm" fo:margin-bottom="0.353cm" style:contextual-spacing="fals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Caption" style:family="paragraph" style:parent-style-name="Normal" style:class="extra">
      <style:paragraph-properties fo:line-height="115%"/>
      <style:text-properties fo:color="#4f81bd" loext:opacity="100%" fo:font-size="9pt" fo:font-weight="bold"/>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ent-style-name="Normal">
      <style:paragraph-properties fo:margin-top="0cm" fo:margin-bottom="0cm" style:contextual-spacing="false"/>
    </style:style>
    <style:style style:name="Normal" style:family="paragraph"/>
    <style:style style:name="No_20_Spacing" style:display-name="No Spacing" style:family="paragraph" style:parent-style-name="Normal">
      <style:paragraph-properties fo:margin-top="0cm" fo:margin-bottom="0cm" style:contextual-spacing="false" fo:line-height="100%"/>
    </style:style>
    <style:style style:name="List_20_Paragraph" style:display-name="List Paragraph" style:family="paragraph" style:parent-style-name="Normal">
      <style:paragraph-properties fo:margin-left="1.27cm" fo:margin-right="0cm" fo:text-indent="0cm" style:auto-text-indent="false"/>
    </style:style>
    <style:style style:name="DStyle_5f_text" style:display-name="DStyle_text" style:family="text">
      <style:text-properties style:font-name="Arial" fo:font-family="Arial" fo:font-size="11pt" fo:language="fr" fo:country="FR" style:font-name-complex="Arial" style:font-family-complex="Arial"/>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style style:name="Endnote_20_Text_20_Char" style:display-name="Endnote Text Char" style:family="text">
      <style:text-properties fo:font-size="10pt"/>
    </style:style>
    <style:style style:name="endnote_20_reference" style:display-name="endnote reference" style:family="text"/>
    <style:style style:name="Default_20_Paragraph_20_Font" style:display-name="Default Paragraph Font" style:family="text"/>
    <style:style style:name="T1" style:family="text">
      <style:text-properties fo:color="#000000" loext:opacity="100%" style:font-name="Symbol" fo:font-family="Symbol" fo:font-size="11pt" style:font-name-complex="Symbol" style:font-family-complex="Symbol"/>
    </style:style>
    <style:style style:name="T2" style:family="text">
      <style:text-properties fo:color="#000000" loext:opacity="100%" style:font-name="Symbol" fo:font-family="Symbol" fo:font-size="11pt" style:font-name-complex="Symbol" style:font-family-complex="Symbol"/>
    </style:style>
    <style:style style:name="T3" style:family="text">
      <style:text-properties fo:color="#000000" loext:opacity="100%" style:font-name="Symbol" fo:font-family="Symbol" fo:font-size="11pt" style:font-name-complex="Symbol" style:font-family-complex="Symbol"/>
    </style:style>
    <style:style style:name="T4" style:family="text">
      <style:text-properties fo:color="#000000" loext:opacity="100%" style:font-name="Symbol" fo:font-family="Symbol" fo:font-size="11pt" style:font-name-complex="Symbol" style:font-family-complex="Symbol"/>
    </style:style>
    <style:style style:name="T5" style:family="text">
      <style:text-properties fo:color="#000000" loext:opacity="100%" style:font-name="Symbol" fo:font-family="Symbol" fo:font-size="11pt" style:font-name-complex="Symbol" style:font-family-complex="Symbol"/>
    </style:style>
    <style:style style:name="T6" style:family="text">
      <style:text-properties fo:color="#000000" loext:opacity="100%" style:font-name="Symbol" fo:font-family="Symbol" fo:font-size="11pt" style:font-name-complex="Symbol" style:font-family-complex="Symbol"/>
    </style:style>
    <style:style style:name="T7" style:family="text">
      <style:text-properties fo:color="#000000" loext:opacity="100%" style:font-name="Symbol" fo:font-family="Symbol" fo:font-size="11pt" style:font-name-complex="Symbol" style:font-family-complex="Symbol"/>
    </style:style>
    <style:style style:name="T8" style:family="text">
      <style:text-properties fo:color="#000000" loext:opacity="100%" style:font-name="Symbol" fo:font-family="Symbol" fo:font-size="11pt" style:font-name-complex="Symbol" style:font-family-complex="Symbol"/>
    </style:style>
    <style:style style:name="T9" style:family="text">
      <style:text-properties fo:color="#000000" loext:opacity="100%" style:font-name="Symbol" fo:font-family="Symbol" fo:font-size="11pt" style:font-name-complex="Symbol" style:font-family-complex="Symbol"/>
    </style:style>
    <style:style style:name="T10" style:family="text">
      <style:text-properties fo:color="#000000" loext:opacity="100%" style:font-name="Symbol" fo:font-family="Symbol" fo:font-size="11pt" style:font-name-complex="Symbol" style:font-family-complex="Symbol"/>
    </style:style>
    <style:style style:name="T11" style:family="text">
      <style:text-properties fo:color="#000000" loext:opacity="100%" style:font-name="Symbol" fo:font-family="Symbol" fo:font-size="11pt" style:font-name-complex="Symbol" style:font-family-complex="Symbol"/>
    </style:style>
    <style:style style:name="T12" style:family="text">
      <style:text-properties fo:color="#000000" loext:opacity="100%" style:font-name="Symbol" fo:font-family="Symbol" fo:font-size="11pt" style:font-name-complex="Symbol" style:font-family-complex="Symbol"/>
    </style:style>
    <style:style style:name="T13" style:family="text">
      <style:text-properties fo:color="#000000" loext:opacity="100%" style:font-name="Symbol" fo:font-family="Symbol" fo:font-size="11pt" style:font-name-complex="Symbol" style:font-family-complex="Symbol"/>
    </style:style>
    <style:style style:name="T14" style:family="text">
      <style:text-properties fo:color="#000000" loext:opacity="100%" style:font-name="Symbol" fo:font-family="Symbol" fo:font-size="11pt" style:font-name-complex="Symbol" style:font-family-complex="Symbol"/>
    </style:style>
    <style:style style:name="T15" style:family="text">
      <style:text-properties fo:color="#000000" loext:opacity="100%" style:font-name="Symbol" fo:font-family="Symbol" fo:font-size="11pt" style:font-name-complex="Symbol" style:font-family-complex="Symbol"/>
    </style:style>
    <style:style style:name="T16" style:family="text">
      <style:text-properties fo:color="#000000" loext:opacity="100%" style:font-name="Symbol" fo:font-family="Symbol" fo:font-size="11pt" style:font-name-complex="Symbol" style:font-family-complex="Symbol"/>
    </style:style>
    <style:style style:name="T17" style:family="text">
      <style:text-properties fo:color="#000000" loext:opacity="100%" style:font-name="Symbol" fo:font-family="Symbol" fo:font-size="11pt" style:font-name-complex="Symbol" style:font-family-complex="Symbol"/>
    </style:style>
    <style:style style:name="T18" style:family="text">
      <style:text-properties fo:color="#000000" loext:opacity="100%" style:font-name="Symbol" fo:font-family="Symbol" fo:font-size="11pt" style:font-name-complex="Symbol" style:font-family-comple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loext:num-list-forma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 loext:num-list-forma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loext:num-list-forma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 loext:num-list-forma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loext:num-list-forma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 loext:num-list-forma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loext:num-list-forma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2" loext:num-list-forma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3"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loext:num-list-forma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5" loext:num-list-forma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6"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loext:num-list-forma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8" loext:num-list-forma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2.599cm" style:type="center"/>
          <style:tab-stop style:position="25.201cm" style:type="right"/>
        </style:tab-stops>
      </style:paragraph-properties>
    </style:style>
    <style:style style:name="MP2" style:family="paragraph" style:parent-style-name="Footer">
      <style:paragraph-properties>
        <style:tab-stops>
          <style:tab-stop style:position="12.599cm" style:type="center"/>
          <style:tab-stop style:position="25.201cm" style:type="right"/>
        </style:tab-stops>
      </style:paragraph-properties>
    </style:style>
    <style:page-layout style:name="Mpm1">
      <style:page-layout-properties fo:page-width="21.001cm" fo:page-height="29.7cm" style:num-format="1" style:print-orientation="portrait" fo:margin-top="1.002cm" fo:margin-bottom="0.751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251cm" fo:margin-left="0cm" fo:margin-right="0cm" fo:margin-bottom="0cm"/>
      </style:header-style>
      <style:footer-style>
        <style:header-footer-properties fo:min-height="4.5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MasterPage2" style:page-layout-name="Mpm1" draw:style-name="Mdp1">
      <style:header>
        <text:p text:style-name="MP1"/>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
    <meta:creation-date/>
    <meta:editing-cycles>23</meta:editing-cycles>
    <meta:editing-duration>PT21H4M51S</meta:editing-duration>
    <dc:date>2023-04-05T18:00:28.688992747</dc:date>
    <meta:document-statistic meta:table-count="0" meta:image-count="0" meta:object-count="0" meta:page-count="8" meta:paragraph-count="55" meta:word-count="3580" meta:character-count="22391" meta:non-whitespace-character-count="18865"/>
  </office:meta>
</office:document-meta>
</file>